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Heading_20_1" style:master-page-name="First_20_Page">
      <style:paragraph-properties style:page-number="auto"/>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h>
      <text:p text:style-name="Standard">This Technical Note contains informative discussion and background for the corresponding “OpenLCB Unique Identifiers Standard”.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node IDs usage. <text: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s don't require any particular human-readable format for input and output, but hex-pairs with separators, e.g. 01.AB.34.01.CD.E3, are recommended by the Common Information TN. If<text:span text:style-name="T4">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0016 of the available 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p>
      <text:p text:style-name="P9">Allocations are meant to be unique forever, so the specification requires that new allocation ranges not overlap existing ones, and allocation regions not be reused later.</text:p>
      <text:h text:style-name="Heading_20_3" text:outline-level="3">Unique identifiers assigned by manufacturers</text:h>
      <text:p text:style-name="Standard">As an initial simplification, and to encourage manufacturers to adopt OpenLCB, a group of 2<text:span text:style-name="T5">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e.g. non-technical reasons for wishing to use those same <text:soft-page-break/>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4">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48-bit IPv4 addresses as components of unique identifiers, but this is no longer recommended for several reasons:</text:p>
      <text:list xml:id="list4169777399731928459" text:style-name="L1">
        <text:list-item>
          <text:p text:style-name="P15">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5">A single computer may run several programs, so there still needs to be separate mechanism to provide a unique value for the lowest bytes of <text:span text:style-name="T4">the</text:span> ID. <text:s/>That involves a level of coordination across multiple software vendors that's hard to imagine.</text:p>
        </text:list-item>
        <text:list-item>
          <text:p text:style-name="P15">IPv6 is coming. <text:s/>It provides addresses that are too large to use directly. Even before that happens, the various issues of IPv4 to IPv6 mapping raise all sorts of questions about uniqueness of IPv4 addresses.</text:p>
        </text:list-item>
        <text:list-item>
          <text:p text:style-name="P15">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 from an openlcb.org-provided service. <text:s/>These unique IDs are provided from a specified range to ensure <text:span text:style-name="T4">they</text:span> unique when created. <text:s/>Each ID is only provided once to ensure that they remain unique. <text:s/>Programs using this facility should permanently remember unique IDs obtained this way, because they won't get the same one on a later request.</text:p>
      <text:p text:style-name="Standard"><text:soft-page-break/>Other organizations can also distribute unique IDs from within their allocated blocks. For example, an ID could be provided when a free-software program is downloaded, perhaps as part of the download package or even as part of its filename.</text:p>
      <text:p text:style-name="Standard">Programs without access to an ID-providing service must use some other mechanism, which may boil down to prompting the user for a unique identifier assigned by one of the other mechanism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4">is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4">the</text:span> requestor has identified himself. The 24-bit blocks are slightly scarcer, but there are still almost 2<text:span text:style-name="T5">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Automated allocation systems can be abused, and we don't want to give away large chunks of address space to automated requestors. <text:s/>All available <text:span text:style-name="T4">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1</text:p>
          <text:p text:style-name="P13"><text:s/>2.2 Intended Use<text:tab/>1</text:p>
          <text:p text:style-name="P13"><text:s/>2.3 References and Context<text:tab/>1</text:p>
          <text:p text:style-name="P13"><text:s/>2.4 Content and Format<text:tab/>1</text:p>
          <text:p text:style-name="P13"><text:s/>2.5 Allocation<text:tab/>1</text:p>
          <text:p text:style-name="P14"><text:s/>2.5.1 Unique identifiers assigned by manufacturers<text:tab/>2</text:p>
          <text:p text:style-name="P14"><text:s/>2.5.2 Unique identifiers assigned by members of organized groups<text:tab/>2</text:p>
          <text:p text:style-name="P14"><text:s/>2.5.3 Unique identifiers assigned by software at run-time<text:tab/>3</text:p>
          <text:p text:style-name="P14"><text:s/>2.5.4 Globally defined unique identifiers<text:tab/>4</text:p>
          <text:p text:style-name="P14"><text:s/>2.5.5 Unique identifiers assigned for use with locomotive control systems<text:tab/>4</text:p>
          <text:p text:style-name="P14"><text:s/>2.5.6 Unique identifier ranges assigned by request<text:tab/>4</text:p>
          <text:p text:style-name="P14"><text:s/>2.5.7 Reserved unique identifiers<text:tab/>4</text:p>
          <text:p text:style-name="P12"><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2-02T09:33:14.99">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2T09:33:14.99">Feb 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2-02T09:33:14.99">2/2/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25</meta:editing-cycles>
    <meta:editing-duration>PT15H28S</meta:editing-duration>
    <meta:generator>OpenOffice.org/3.4.1$Unix OpenOffice.org_project/341m1$Build-9593</meta:generator>
    <dc:date>2013-02-02T09:33:15</dc:date>
    <dc:creator>Bob Jacobsen</dc:creator>
    <dc:subject> </dc:subject>
    <meta:document-statistic meta:table-count="1" meta:image-count="1" meta:object-count="0" meta:page-count="5" meta:paragraph-count="75" meta:word-count="2030" meta:character-count="12843"/>
    <meta:user-defined meta:name="Info 1"/>
    <meta:user-defined meta:name="Info 2"/>
    <meta:user-defined meta:name="Info 3"/>
    <meta:user-defined meta:name="Info 4"/>
  </office:meta>
</office:document-meta>
</file>